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gr2" style:family="graphic" style:parent-style-name="standard">
      <style:graphic-properties svg:stroke-width="0.1cm" svg:stroke-color="#00cc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3" style:family="graphic" style:parent-style-name="standard">
      <style:graphic-properties draw:stroke="none" svg:stroke-color="#000000" draw:fill="none" draw:fill-color="#ffffff" fo:min-height="0.68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3.17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0.95cm" svg:x="36.2cm" svg:y="8.65cm">
          <draw:text-box>
            <text:p>result</text:p>
          </draw:text-box>
        </draw:frame>
        <draw:custom-shape draw:style-name="gr2" draw:text-style-name="P3" draw:layer="layout" svg:width="5.8cm" svg:height="4.7cm" svg:x="10.65cm" svg:y="7.15cm">
          <text:p text:style-name="P2"><text:span text:style-name="T1">op_in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cm" svg:height="0.933cm" svg:x="10.65cm" svg:y="9.017cm">
          <draw:text-box>
            <text:p>x</text:p>
          </draw:text-box>
        </draw:frame>
        <draw:custom-shape draw:style-name="gr4" draw:text-style-name="P3" draw:layer="layout" svg:width="7.2cm" svg:height="4.7cm" svg:x="1.35cm" svg:y="7.25cm">
          <text:p text:style-name="P2"><text:span text:style-name="T1">op_const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.55cm" svg:y1="9.55cm" svg:x2="10.65cm" svg:y2="9.55cm">
          <text:p/>
        </draw:line>
        <draw:custom-shape draw:style-name="gr2" draw:text-style-name="P3" draw:layer="layout" svg:width="6.6cm" svg:height="4.7cm" svg:x="18.55cm" svg:y="7.05cm">
          <text:p text:style-name="P2"><text:span text:style-name="T1">op_hidden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cm" svg:height="0.933cm" svg:x="18.55cm" svg:y="9.017cm">
          <draw:text-box>
            <text:p>x</text:p>
          </draw:text-box>
        </draw:frame>
        <draw:frame draw:style-name="gr3" draw:text-style-name="P1" draw:layer="layout" svg:width="1.3cm" svg:height="0.933cm" svg:x="19.45cm" svg:y="7.317cm">
          <draw:text-box>
            <text:p>w</text:p>
          </draw:text-box>
        </draw:frame>
        <draw:frame draw:style-name="gr3" draw:text-style-name="P1" draw:layer="layout" svg:width="1.3cm" svg:height="0.933cm" svg:x="19.35cm" svg:y="10.45cm">
          <draw:text-box>
            <text:p>b</text:p>
          </draw:text-box>
        </draw:frame>
        <draw:line draw:style-name="gr5" draw:text-style-name="P4" draw:layer="layout" svg:x1="16.45cm" svg:y1="9.45cm" svg:x2="18.55cm" svg:y2="9.45cm">
          <text:p/>
        </draw:line>
        <draw:custom-shape draw:style-name="gr6" draw:text-style-name="P3" draw:layer="layout" svg:width="7.2cm" svg:height="4.7cm" svg:x="13.45cm" svg:y="1.25cm">
          <text:p text:style-name="P2"><text:span text:style-name="T1">op_var_W_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7.2cm" svg:height="4.7cm" svg:x="13.95cm" svg:y="12.85cm">
          <text:p text:style-name="P2"><text:span text:style-name="T1">op_var_B_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65cm" svg:y1="5.75cm" svg:x2="19.75cm" svg:y2="7.35cm">
          <text:p/>
        </draw:line>
        <draw:line draw:style-name="gr5" draw:text-style-name="P4" draw:layer="layout" svg:x1="19.15cm" svg:y1="12.95cm" svg:x2="19.65cm" svg:y2="11.45cm">
          <text:p/>
        </draw:line>
        <draw:custom-shape draw:style-name="gr2" draw:text-style-name="P3" draw:layer="layout" svg:width="6.6cm" svg:height="4.7cm" svg:x="27.25cm" svg:y="6.95cm">
          <text:p text:style-name="P2"><text:span text:style-name="T1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3cm" svg:height="0.933cm" svg:x="27.25cm" svg:y="8.917cm">
          <draw:text-box>
            <text:p>x</text:p>
          </draw:text-box>
        </draw:frame>
        <draw:frame draw:style-name="gr3" draw:text-style-name="P1" draw:layer="layout" svg:width="1.3cm" svg:height="0.933cm" svg:x="28.15cm" svg:y="7.217cm">
          <draw:text-box>
            <text:p>w</text:p>
          </draw:text-box>
        </draw:frame>
        <draw:frame draw:style-name="gr3" draw:text-style-name="P1" draw:layer="layout" svg:width="1.3cm" svg:height="0.933cm" svg:x="28.05cm" svg:y="10.35cm">
          <draw:text-box>
            <text:p>b</text:p>
          </draw:text-box>
        </draw:frame>
        <draw:line draw:style-name="gr5" draw:text-style-name="P4" draw:layer="layout" svg:x1="25.15cm" svg:y1="9.35cm" svg:x2="27.25cm" svg:y2="9.35cm">
          <text:p/>
        </draw:line>
        <draw:custom-shape draw:style-name="gr6" draw:text-style-name="P3" draw:layer="layout" svg:width="7.2cm" svg:height="4.7cm" svg:x="22.15cm" svg:y="1.15cm">
          <text:p text:style-name="P2"><text:span text:style-name="T1">op_var_W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7.2cm" svg:height="4.7cm" svg:x="22.65cm" svg:y="12.75cm">
          <text:p text:style-name="P2"><text:span text:style-name="T1">op_var_B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7.35cm" svg:y1="5.65cm" svg:x2="28.45cm" svg:y2="7.25cm">
          <text:p/>
        </draw:line>
        <draw:line draw:style-name="gr5" draw:text-style-name="P4" draw:layer="layout" svg:x1="27.85cm" svg:y1="12.85cm" svg:x2="28.35cm" svg:y2="11.35cm">
          <text:p/>
        </draw:line>
        <draw:frame draw:style-name="gr7" draw:text-style-name="P5" draw:layer="layout" svg:width="4.3cm" svg:height="1.25cm" svg:x="3.05cm" svg:y="7.75cm">
          <draw:text-box>
            <text:p><text:span text:style-name="T2">入力データ</text:span></text:p>
          </draw:text-box>
        </draw:frame>
        <draw:frame draw:style-name="gr7" draw:text-style-name="P5" draw:layer="layout" svg:width="4.3cm" svg:height="1.25cm" svg:x="12.15cm" svg:y="7.75cm">
          <draw:text-box>
            <text:p><text:span text:style-name="T2">入力層</text:span></text:p>
          </draw:text-box>
        </draw:frame>
        <draw:frame draw:style-name="gr7" draw:text-style-name="P5" draw:layer="layout" svg:width="4.3cm" svg:height="1.25cm" svg:x="20.55cm" svg:y="7.55cm">
          <draw:text-box>
            <text:p><text:span text:style-name="T2">隠れ層</text:span></text:p>
          </draw:text-box>
        </draw:frame>
        <draw:frame draw:style-name="gr7" draw:text-style-name="P5" draw:layer="layout" svg:width="4.3cm" svg:height="1.25cm" svg:x="29.25cm" svg:y="7.5cm">
          <draw:text-box>
            <text:p><text:span text:style-name="T2">出力層</text:span></text:p>
          </draw:text-box>
        </draw:frame>
        <draw:frame draw:style-name="gr7" draw:text-style-name="P5" draw:layer="layout" svg:width="4.9cm" svg:height="1.25cm" svg:x="14.85cm" svg:y="1.9cm">
          <draw:text-box>
            <text:p><text:span text:style-name="T2">隠れ層の重み</text:span></text:p>
          </draw:text-box>
        </draw:frame>
        <draw:frame draw:style-name="gr7" draw:text-style-name="P5" draw:layer="layout" svg:width="4.9cm" svg:height="1.25cm" svg:x="23.55cm" svg:y="1.8cm">
          <draw:text-box>
            <text:p><text:span text:style-name="T2">出力層の重み</text:span></text:p>
          </draw:text-box>
        </draw:frame>
        <draw:frame draw:style-name="gr7" draw:text-style-name="P5" draw:layer="layout" svg:width="5.8cm" svg:height="1.25cm" svg:x="14.85cm" svg:y="13.55cm">
          <draw:text-box>
            <text:p><text:span text:style-name="T2">隠れ層のバイアス</text:span></text:p>
          </draw:text-box>
        </draw:frame>
        <draw:frame draw:style-name="gr7" draw:text-style-name="P5" draw:layer="layout" svg:width="5.8cm" svg:height="1.25cm" svg:x="23.55cm" svg:y="13.55cm">
          <draw:text-box>
            <text:p><text:span text:style-name="T2">中間層のバイアス</text:span></text:p>
          </draw:text-box>
        </draw:frame>
        <draw:line draw:style-name="gr5" draw:text-style-name="P4" draw:layer="layout" svg:x1="33.9cm" svg:y1="9.2cm" svg:x2="36cm" svg:y2="9.2cm">
          <text:p/>
        </draw:line>
        <draw:line draw:style-name="gr8" draw:text-style-name="P4" draw:layer="layout" svg:x1="34.2cm" svg:y1="13.2cm" svg:x2="32.8cm" svg:y2="11.4cm">
          <text:p/>
        </draw:line>
        <draw:frame draw:style-name="gr7" draw:text-style-name="P5" draw:layer="layout" svg:width="2.1cm" svg:height="1.25cm" svg:x="33.9cm" svg:y="13.3cm">
          <draw:text-box>
            <text:p><text:span text:style-name="T2">run()</text:span></text:p>
          </draw:text-box>
        </draw:frame>
        <draw:frame draw:style-name="gr9" draw:text-style-name="P1" draw:layer="layout" svg:width="8.8cm" svg:height="3.426cm" svg:x="30cm" svg:y="1.25cm">
          <draw:text-box>
            <text:p>※ 黒○は定数 OP</text:p>
            <text:p/>
            <text:p>※ 赤○は変数 OP</text:p>
            <text:p/>
            <text:p>※ 青○は自作 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1:31:18.755627521</dc:date>
    <meta:editing-duration>PT1H13M52S</meta:editing-duration>
    <meta:editing-cycles>19</meta:editing-cycles>
    <meta:generator>LibreOffice/5.1.6.2$Linux_X86_64 LibreOffice_project/10m0$Build-2</meta:generator>
    <meta:document-statistic meta:object-count="35"/>
  </office:meta>
</office:document-meta>
</file>